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3.164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P1 JL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>
            <text:p>VERSIO 1</text:p>
          </table:table-cell>
          <table:table-cell table:style-name="ce1"/>
          <table:table-cell table:number-columns-repeated="7"/>
        </table:table-row>
        <table:table-row table:style-name="ro1">
          <table:table-cell/>
          <table:table-cell table:style-name="ce1" office:value-type="string">
            <text:p>Control 1</text:p>
          </table:table-cell>
          <table:table-cell office:value-type="string">
            <text:p>Control 2</text:p>
          </table:table-cell>
          <table:table-cell/>
          <table:table-cell office:value-type="string">
            <text:p>Control 1 (ordenat)</text:p>
          </table:table-cell>
          <table:table-cell office:value-type="string">
            <text:p>Control 2 (ordenat)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8.3">
            <text:p>8,3</text:p>
          </table:table-cell>
          <table:table-cell office:value-type="float" office:value="6">
            <text:p>6</text:p>
          </table:table-cell>
          <table:table-cell/>
          <table:table-cell office:value-type="float" office:value="3.7">
            <text:p>3,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5">
            <text:p>9,5</text:p>
          </table:table-cell>
          <table:table-cell office:value-type="float" office:value="5">
            <text:p>5</text:p>
          </table:table-cell>
          <table:table-cell/>
          <table:table-cell office:value-type="float" office:value="4.1">
            <text:p>4,1</text:p>
          </table:table-cell>
          <table:table-cell office:value-type="float" office:value="0.5">
            <text:p>0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">
            <text:p>3,7</text:p>
          </table:table-cell>
          <table:table-cell office:value-type="float" office:value="0.5">
            <text:p>0,5</text:p>
          </table:table-cell>
          <table:table-cell/>
          <table:table-cell office:value-type="float" office:value="4.2">
            <text:p>4,2</text:p>
          </table:table-cell>
          <table:table-cell office:value-type="float" office:value="1.5">
            <text:p>1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9">
            <text:p>7,9</text:p>
          </table:table-cell>
          <table:table-cell office:value-type="float" office:value="5">
            <text:p>5</text:p>
          </table:table-cell>
          <table:table-cell/>
          <table:table-cell office:value-type="float" office:value="4.9">
            <text:p>4,9</text:p>
          </table:table-cell>
          <table:table-cell office:value-type="float" office:value="2.5">
            <text:p>2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7">
            <text:p>6,7</text:p>
          </table:table-cell>
          <table:table-cell office:value-type="float" office:value="0">
            <text:p>0</text:p>
          </table:table-cell>
          <table:table-cell/>
          <table:table-cell office:value-type="float" office:value="5.7">
            <text:p>5,7</text:p>
          </table:table-cell>
          <table:table-cell office:value-type="float" office:value="3">
            <text:p>3</text:p>
          </table:table-cell>
          <table:table-cell table:number-columns-repeated="2"/>
          <table:table-cell>
            <draw:frame table:end-cell-address="Hoja1.P29" table:end-x="0.294cm" table:end-y="0.133cm" draw:z-index="0" draw:style-name="gr1" svg:width="15.999cm" svg:height="9cm" svg:x="0.102cm" svg:y="0.1cm">
              <draw:object draw:notify-on-update-of-ranges="Hoja1.B4:Hoja1.B23 Hoja1.C3:Hoja1.C3 Hoja1.C4:Hoja1.C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9.2">
            <text:p>9,2</text:p>
          </table:table-cell>
          <table:table-cell/>
          <table:table-cell office:value-type="float" office:value="5.9">
            <text:p>5,9</text:p>
          </table:table-cell>
          <table:table-cell office:value-type="float" office:value="3.5">
            <text:p>3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7">
            <text:p>9,7</text:p>
          </table:table-cell>
          <table:table-cell office:value-type="float" office:value="2.5">
            <text:p>2,5</text:p>
          </table:table-cell>
          <table:table-cell/>
          <table:table-cell office:value-type="float" office:value="6.7">
            <text:p>6,7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9.7">
            <text:p>9,7</text:p>
          </table:table-cell>
          <table:table-cell/>
          <table:table-cell office:value-type="float" office:value="7">
            <text:p>7</text:p>
          </table:table-cell>
          <table:table-cell office:value-type="float" office:value="4.2">
            <text:p>4,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9">
            <text:p>5,9</text:p>
          </table:table-cell>
          <table:table-cell office:value-type="float" office:value="7">
            <text:p>7</text:p>
          </table:table-cell>
          <table:table-cell/>
          <table:table-cell office:value-type="float" office:value="7.1">
            <text:p>7,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4">
            <text:p>7,4</text:p>
          </table:table-cell>
          <table:table-cell office:value-type="float" office:value="7">
            <text:p>7</text:p>
          </table:table-cell>
          <table:table-cell/>
          <table:table-cell office:value-type="float" office:value="7.4">
            <text:p>7,4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1">
            <text:p>4,1</text:p>
          </table:table-cell>
          <table:table-cell office:value-type="float" office:value="3">
            <text:p>3</text:p>
          </table:table-cell>
          <table:table-cell/>
          <table:table-cell office:value-type="float" office:value="7.9">
            <text:p>7,9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4">
            <text:p>9,4</text:p>
          </table:table-cell>
          <table:table-cell office:value-type="float" office:value="6">
            <text:p>6</text:p>
          </table:table-cell>
          <table:table-cell/>
          <table:table-cell office:value-type="float" office:value="8.2">
            <text:p>8,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9">
            <text:p>9</text:p>
          </table:table-cell>
          <table:table-cell/>
          <table:table-cell table:style-name="ce1" office:value-type="float" office:value="8.3">
            <text:p>8,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9.7">
            <text:p>9,7</text:p>
          </table:table-cell>
          <table:table-cell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1">
            <text:p>7,1</text:p>
          </table:table-cell>
          <table:table-cell office:value-type="float" office:value="1.5">
            <text:p>1,5</text:p>
          </table:table-cell>
          <table:table-cell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7">
            <text:p>5,7</text:p>
          </table:table-cell>
          <table:table-cell office:value-type="float" office:value="3.5">
            <text:p>3,5</text:p>
          </table:table-cell>
          <table:table-cell/>
          <table:table-cell office:value-type="float" office:value="9.4">
            <text:p>9,4</text:p>
          </table:table-cell>
          <table:table-cell office:value-type="float" office:value="8.5">
            <text:p>8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2">
            <text:p>4,2</text:p>
          </table:table-cell>
          <table:table-cell office:value-type="float" office:value="7">
            <text:p>7</text:p>
          </table:table-cell>
          <table:table-cell/>
          <table:table-cell office:value-type="float" office:value="9.5">
            <text:p>9,5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4.2">
            <text:p>4,2</text:p>
          </table:table-cell>
          <table:table-cell/>
          <table:table-cell office:value-type="float" office:value="9.7">
            <text:p>9,7</text:p>
          </table:table-cell>
          <table:table-cell office:value-type="float" office:value="9.2">
            <text:p>9,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9">
            <text:p>4,9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office:value-type="float" office:value="9.7">
            <text:p>9,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2">
            <text:p>8,2</text:p>
          </table:table-cell>
          <table:table-cell office:value-type="float" office:value="8.5">
            <text:p>8,5</text:p>
          </table:table-cell>
          <table:table-cell/>
          <table:table-cell office:value-type="float" office:value="10">
            <text:p>10</text:p>
          </table:table-cell>
          <table:table-cell office:value-type="float" office:value="9.7">
            <text:p>9,7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mitjana</text:p>
          </table:table-cell>
          <table:table-cell table:formula="of:=AVERAGE([.B4:.B23])" office:value-type="float" office:value="7.385">
            <text:p>7,385</text:p>
          </table:table-cell>
          <table:table-cell table:formula="of:=AVERAGE([.C4:.C23])" office:value-type="float" office:value="5.415">
            <text:p>5,415</text:p>
          </table:table-cell>
          <table:table-cell table:number-columns-repeated="6"/>
        </table:table-row>
        <table:table-row table:style-name="ro1">
          <table:table-cell office:value-type="string">
            <text:p>variància</text:p>
          </table:table-cell>
          <table:table-cell table:formula="of:=VARP([.B4:.B23])" office:value-type="float" office:value="4.049275">
            <text:p>4,049275</text:p>
          </table:table-cell>
          <table:table-cell table:formula="of:=VARP([.C4:.C23])" office:value-type="float" office:value="8.613275">
            <text:p>8,613275</text:p>
          </table:table-cell>
          <table:table-cell table:number-columns-repeated="6"/>
        </table:table-row>
        <table:table-row table:style-name="ro1">
          <table:table-cell office:value-type="string">
            <text:p>desv tip</text:p>
          </table:table-cell>
          <table:table-cell table:formula="of:=SQRT([.B26])" office:value-type="float" office:value="2.01228104398963">
            <text:p>2,012281044</text:p>
          </table:table-cell>
          <table:table-cell table:formula="of:=SQRT([.C26])" office:value-type="float" office:value="2.93483815567401">
            <text:p>2,934838155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ovar</text:p>
          </table:table-cell>
          <table:table-cell table:formula="of:=COVAR([.B4:.B23];[.C4:.C23])" office:value-type="float" office:value="3.070225">
            <text:p>3,070225</text:p>
          </table:table-cell>
          <table:table-cell table:number-columns-repeated="7"/>
        </table:table-row>
        <table:table-row table:style-name="ro1">
          <table:table-cell office:value-type="string">
            <text:p>r</text:p>
          </table:table-cell>
          <table:table-cell table:formula="of:=[.B29]/([.B27]*[.C27])" office:value-type="float" office:value="0.519873177566842">
            <text:p>0,5198731776</text:p>
          </table:table-cell>
          <table:table-cell table:number-columns-repeated="7"/>
        </table:table-row>
        <table:table-row table:style-name="ro1">
          <table:table-cell office:value-type="string">
            <text:p>r^2</text:p>
          </table:table-cell>
          <table:table-cell table:formula="of:=[.B30]^2" office:value-type="float" office:value="0.270268120753445">
            <text:p>0,2702681208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VERSIO 2</text:p>
          </table:table-cell>
          <table:table-cell table:number-columns-repeated="8"/>
        </table:table-row>
        <table:table-row table:style-name="ro1">
          <table:table-cell table:number-columns-repeated="6"/>
          <table:table-cell>
            <draw:frame table:end-cell-address="Hoja1.O55" table:end-x="0.115cm" table:end-y="0.337cm" draw:z-index="1" draw:style-name="gr1" svg:width="15.999cm" svg:height="8.999cm" svg:x="2.181cm" svg:y="0.394cm">
              <draw:object draw:notify-on-update-of-ranges="Hoja1.B35:Hoja1.B35 Hoja1.B36:Hoja1.B45 Hoja1.C35:Hoja1.C35 Hoja1.C36:Hoja1.C4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Control 1</text:p>
          </table:table-cell>
          <table:table-cell office:value-type="string">
            <text:p>Control 2</text:p>
          </table:table-cell>
          <table:table-cell/>
          <table:table-cell office:value-type="string">
            <text:p>Control 1 (ordenat)</text:p>
          </table:table-cell>
          <table:table-cell office:value-type="string">
            <text:p>Control 2 (ordenat)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8.3">
            <text:p>8,3</text:p>
          </table:table-cell>
          <table:table-cell office:value-type="float" office:value="6">
            <text:p>6</text:p>
          </table:table-cell>
          <table:table-cell/>
          <table:table-cell office:value-type="float" office:value="3.7">
            <text:p>3,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5">
            <text:p>9,5</text:p>
          </table:table-cell>
          <table:table-cell office:value-type="float" office:value="5">
            <text:p>5</text:p>
          </table:table-cell>
          <table:table-cell/>
          <table:table-cell office:value-type="float" office:value="5.9">
            <text:p>5,9</text:p>
          </table:table-cell>
          <table:table-cell office:value-type="float" office:value="0.5">
            <text:p>0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7">
            <text:p>3,7</text:p>
          </table:table-cell>
          <table:table-cell office:value-type="float" office:value="0.5">
            <text:p>0,5</text:p>
          </table:table-cell>
          <table:table-cell/>
          <table:table-cell office:value-type="float" office:value="6.7">
            <text:p>6,7</text:p>
          </table:table-cell>
          <table:table-cell office:value-type="float" office:value="2.5">
            <text:p>2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9">
            <text:p>7,9</text:p>
          </table:table-cell>
          <table:table-cell office:value-type="float" office:value="5">
            <text:p>5</text:p>
          </table:table-cell>
          <table:table-cell/>
          <table:table-cell office:value-type="float" office:value="7.4">
            <text:p>7,4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7">
            <text:p>6,7</text:p>
          </table:table-cell>
          <table:table-cell office:value-type="float" office:value="0">
            <text:p>0</text:p>
          </table:table-cell>
          <table:table-cell/>
          <table:table-cell office:value-type="float" office:value="7.9">
            <text:p>7,9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9.2">
            <text:p>9,2</text:p>
          </table:table-cell>
          <table:table-cell/>
          <table:table-cell table:style-name="ce1" office:value-type="float" office:value="8.3">
            <text:p>8,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7">
            <text:p>9,7</text:p>
          </table:table-cell>
          <table:table-cell office:value-type="float" office:value="2.5">
            <text:p>2,5</text:p>
          </table:table-cell>
          <table:table-cell/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9.7">
            <text:p>9,7</text:p>
          </table:table-cell>
          <table:table-cell/>
          <table:table-cell office:value-type="float" office:value="9.5">
            <text:p>9,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9">
            <text:p>5,9</text:p>
          </table:table-cell>
          <table:table-cell office:value-type="float" office:value="7">
            <text:p>7</text:p>
          </table:table-cell>
          <table:table-cell/>
          <table:table-cell office:value-type="float" office:value="9.7">
            <text:p>9,7</text:p>
          </table:table-cell>
          <table:table-cell office:value-type="float" office:value="9.2">
            <text:p>9,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4">
            <text:p>7,4</text:p>
          </table:table-cell>
          <table:table-cell office:value-type="float" office:value="7">
            <text:p>7</text:p>
          </table:table-cell>
          <table:table-cell/>
          <table:table-cell office:value-type="float" office:value="10">
            <text:p>10</text:p>
          </table:table-cell>
          <table:table-cell office:value-type="float" office:value="9.7">
            <text:p>9,7</text:p>
          </table:table-cell>
          <table:table-cell table:number-columns-repeated="3"/>
        </table:table-row>
        <table:table-row table:style-name="ro2">
          <table:table-cell office:value-type="string">
            <text:p>mitjana</text:p>
          </table:table-cell>
          <table:table-cell table:formula="of:=AVERAGE([.B36:.B45])" office:value-type="float" office:value="7.81">
            <text:p>7,81</text:p>
          </table:table-cell>
          <table:table-cell table:formula="of:=AVERAGE([.C36:.C45])" office:value-type="float" office:value="5.19">
            <text:p>5,19</text:p>
          </table:table-cell>
          <table:table-cell table:number-columns-repeated="6"/>
        </table:table-row>
        <table:table-row table:style-name="ro2">
          <table:table-cell office:value-type="string">
            <text:p>variància</text:p>
          </table:table-cell>
          <table:table-cell table:formula="of:=VARP([.B36:.B45])" office:value-type="float" office:value="3.4829">
            <text:p>3,4829</text:p>
          </table:table-cell>
          <table:table-cell table:formula="of:=VARP([.C36:.C45])" office:value-type="float" office:value="9.9869">
            <text:p>9,9869</text:p>
          </table:table-cell>
          <table:table-cell table:number-columns-repeated="6"/>
        </table:table-row>
        <table:table-row table:style-name="ro2">
          <table:table-cell office:value-type="string">
            <text:p>desv tip</text:p>
          </table:table-cell>
          <table:table-cell table:formula="of:=SQRT([.B47])" office:value-type="float" office:value="1.86625293033929">
            <text:p>1,8662529303</text:p>
          </table:table-cell>
          <table:table-cell table:formula="of:=SQRT([.C47])" office:value-type="float" office:value="3.1602056895082">
            <text:p>3,1602056895</text:p>
          </table:table-cell>
          <table:table-cell table:number-columns-repeated="6"/>
        </table:table-row>
        <table:table-row table:style-name="ro2">
          <table:table-cell office:value-type="string">
            <text:p>covar</text:p>
          </table:table-cell>
          <table:table-cell table:style-name="ce2" table:formula="of:=COVAR([.B36:.B45];[.C36:.C45])" office:value-type="float" office:value="3.0461">
            <text:p>3,0461</text:p>
          </table:table-cell>
          <table:table-cell table:number-columns-repeated="7"/>
        </table:table-row>
        <table:table-row table:style-name="ro1">
          <table:table-cell office:value-type="string">
            <text:p>r</text:p>
          </table:table-cell>
          <table:table-cell table:formula="of:=[.B49]/([.B48]*[.C48])" office:value-type="float" office:value="0.516485702008628">
            <text:p>0,516485702</text:p>
          </table:table-cell>
          <table:table-cell table:number-columns-repeated="7"/>
        </table:table-row>
        <table:table-row table:style-name="ro1">
          <table:table-cell office:value-type="string">
            <text:p>r^2</text:p>
          </table:table-cell>
          <table:table-cell table:formula="of:=[.B50]^2" office:value-type="float" office:value="0.266757480379345">
            <text:p>0,2667574804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P1 Antonio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nij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SUM([.A58:.C58])"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SUM([.A59:.C59])"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SUM([.A60:.C60])" office:value-type="float" office:value="30">
            <text:p>30</text:p>
          </table:table-cell>
          <table:table-cell table:number-columns-repeated="5"/>
        </table:table-row>
        <table:table-row table:style-name="ro1">
          <table:table-cell table:formula="of:=SUM([.A58:.A60])" office:value-type="float" office:value="40">
            <text:p>40</text:p>
          </table:table-cell>
          <table:table-cell table:formula="of:=SUM([.B58:.B60])" office:value-type="float" office:value="10">
            <text:p>10</text:p>
          </table:table-cell>
          <table:table-cell table:formula="of:=SUM([.C58:.C60])" office:value-type="float" office:value="50">
            <text:p>50</text:p>
          </table:table-cell>
          <table:table-cell table:formula="of:=SUM([.A58:.C60])" office:value-type="float" office:value="100">
            <text:p>1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eij</text:p>
          </table:table-cell>
          <table:table-cell table:number-columns-repeated="8"/>
        </table:table-row>
        <table:table-row table:style-name="ro1">
          <table:table-cell table:formula="of:=[.A$61]*[.$D58]/[.$D$61]" office:value-type="float" office:value="8">
            <text:p>8</text:p>
          </table:table-cell>
          <table:table-cell table:formula="of:=[.B$61]*[.$D58]/[.$D$61]" office:value-type="float" office:value="2">
            <text:p>2</text:p>
          </table:table-cell>
          <table:table-cell table:formula="of:=[.C$61]*[.$D58]/[.$D$61]" office:value-type="float" office:value="10">
            <text:p>10</text:p>
          </table:table-cell>
          <table:table-cell table:number-columns-repeated="6"/>
        </table:table-row>
        <table:table-row table:style-name="ro1">
          <table:table-cell table:formula="of:=[.A$61]*[.$D59]/[.$D$61]" office:value-type="float" office:value="20">
            <text:p>20</text:p>
          </table:table-cell>
          <table:table-cell table:formula="of:=[.B$61]*[.$D59]/[.$D$61]" office:value-type="float" office:value="5">
            <text:p>5</text:p>
          </table:table-cell>
          <table:table-cell table:formula="of:=[.C$61]*[.$D59]/[.$D$61]" office:value-type="float" office:value="25">
            <text:p>25</text:p>
          </table:table-cell>
          <table:table-cell table:number-columns-repeated="6"/>
        </table:table-row>
        <table:table-row table:style-name="ro1">
          <table:table-cell table:formula="of:=[.A$61]*[.$D60]/[.$D$61]" office:value-type="float" office:value="12">
            <text:p>12</text:p>
          </table:table-cell>
          <table:table-cell table:formula="of:=[.B$61]*[.$D60]/[.$D$61]" office:value-type="float" office:value="3">
            <text:p>3</text:p>
          </table:table-cell>
          <table:table-cell table:formula="of:=[.C$61]*[.$D60]/[.$D$61]" office:value-type="float" office:value="15">
            <text:p>1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(nij-eij)^2/eij</text:p>
          </table:table-cell>
          <table:table-cell table:number-columns-repeated="8"/>
        </table:table-row>
        <table:table-row table:style-name="ro1">
          <table:table-cell table:formula="of:=([.A58]-[.A64])^2/[.A64]" office:value-type="float" office:value="0">
            <text:p>0</text:p>
          </table:table-cell>
          <table:table-cell table:formula="of:=([.B58]-[.B64])^2/[.B64]" office:value-type="float" office:value="0">
            <text:p>0</text:p>
          </table:table-cell>
          <table:table-cell table:formula="of:=([.C58]-[.C64])^2/[.C64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f:=([.A59]-[.A65])^2/[.A65]" office:value-type="float" office:value="0">
            <text:p>0</text:p>
          </table:table-cell>
          <table:table-cell table:formula="of:=([.B59]-[.B65])^2/[.B65]" office:value-type="float" office:value="0">
            <text:p>0</text:p>
          </table:table-cell>
          <table:table-cell table:formula="of:=([.C59]-[.C65])^2/[.C65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formula="of:=([.A60]-[.A66])^2/[.A66]" office:value-type="float" office:value="0">
            <text:p>0</text:p>
          </table:table-cell>
          <table:table-cell table:formula="of:=([.B60]-[.B66])^2/[.B66]" office:value-type="float" office:value="0">
            <text:p>0</text:p>
          </table:table-cell>
          <table:table-cell table:formula="of:=([.C60]-[.C66])^2/[.C66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hi^2</text:p>
          </table:table-cell>
          <table:table-cell table:number-columns-repeated="8"/>
        </table:table-row>
        <table:table-row table:style-name="ro1">
          <table:table-cell table:formula="of:=SUM([.A69:.C71])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</text:p>
          </table:table-cell>
          <table:table-cell table:number-columns-repeated="8"/>
        </table:table-row>
        <table:table-row table:style-name="ro1">
          <table:table-cell table:formula="of:=SQRT([.A74]/([.D61]+[.A74]))" office:value-type="float" office:value="0">
            <text:p>0</text:p>
          </table:table-cell>
          <table:table-cell table:number-columns-repeated="8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Hoja1.F36:Hoja1.F4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4">14/06/2012</text:date>, <text:time>13:22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é Luis Lisani</meta:initial-creator>
    <meta:creation-date>2012-06-13T14:43:50</meta:creation-date>
    <dc:date>2012-06-14T13:22:14</dc:date>
    <dc:creator>José Luis Lisani</dc:creator>
    <meta:editing-duration>PT1H41M33S</meta:editing-duration>
    <meta:editing-cycles>5</meta:editing-cycles>
    <meta:generator>OpenOffice.org/3.3$Unix OpenOffice.org_project/330m20$Build-9567</meta:generator>
    <meta:document-statistic meta:table-count="3" meta:cell-count="20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1cm" xlink:href=".." xlink:type="simple" chart:class="chart:scatter" chart:style-name="ch1">
        <chart:plot-area chart:style-name="ch2" table:cell-range-address="Hoja1.B4:Hoja1.C23 Hoja1.C3:Hoja1.C3" chart:data-source-has-labels="row" svg:x="1.335cm" svg:y="0.855cm" svg:width="14.025cm" svg:height="6.981cm">
          <chartooo:coordinate-region svg:x="1.984cm" svg:y="1.056cm" svg:width="13.187cm" svg:height="6.131cm"/>
          <chart:axis chart:dimension="x" chart:name="primary-x" chart:style-name="ch3">
            <chart:title svg:x="7.642cm" svg:y="8.016cm" chart:style-name="ch4">
              <text:p>Control 1</text:p>
            </chart:title>
            <chart:grid chart:style-name="ch5" chart:class="major"/>
          </chart:axis>
          <chart:axis chart:dimension="y" chart:name="primary-y" chart:style-name="ch3">
            <chart:title svg:x="0.451cm" svg:y="5.05cm" chart:style-name="ch6">
              <text:p>Control 2</text:p>
            </chart:title>
            <chart:grid chart:style-name="ch5" chart:class="major"/>
          </chart:axis>
          <chart:series chart:style-name="ch7" chart:values-cell-range-address="Hoja1.C4:Hoja1.C23" chart:label-cell-address="Hoja1.C3:Hoja1.C3" chart:class="chart:scatter">
            <chart:domain table:cell-range-address="Hoja1.B4:Hoja1.B23"/>
            <chart:regression-curve chart:style-name="ch8">
              <chart:equation chart:display-r-square="true" svg:x="1.984cm" svg:y="1.118cm"/>
            </chart:regression-curve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ntrol 2</text:p>
                <draw:g>
                  <svg:desc>Hoja1.C3:Hoja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3">
                <text:p>8.3</text:p>
                <draw:g>
                  <svg:desc>Hoja1.B4:Hoja1.B23</svg:desc>
                </draw:g>
              </table:table-cell>
              <table:table-cell office:value-type="float" office:value="6">
                <text:p>6</text:p>
                <draw:g>
                  <svg:desc>Hoja1.C4:Hoja1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7">
                <text:p>3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9">
                <text:p>7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7">
                <text:p>9.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9">
                <text:p>5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4">
                <text:p>7.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1">
                <text:p>4.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4">
                <text:p>9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1">
                <text:p>7.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7">
                <text:p>5.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">
                <text:p>4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9">
                <text:p>4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2">
                <text:p>8.2</text:p>
              </table:table-cell>
              <table:table-cell office:value-type="float" office:value="8.5">
                <text:p>8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Hoja1.B35:Hoja1.C45" chart:data-source-has-labels="row" svg:x="1.335cm" svg:y="0.855cm" svg:width="14.025cm" svg:height="6.98cm">
          <chartooo:coordinate-region svg:x="1.984cm" svg:y="1.056cm" svg:width="13.187cm" svg:height="6.13cm"/>
          <chart:axis chart:dimension="x" chart:name="primary-x" chart:style-name="ch3">
            <chart:title svg:x="7.642cm" svg:y="8.015cm" chart:style-name="ch4">
              <text:p>Control 1</text:p>
            </chart:title>
            <chart:grid chart:style-name="ch5" chart:class="major"/>
          </chart:axis>
          <chart:axis chart:dimension="y" chart:name="primary-y" chart:style-name="ch3">
            <chart:title svg:x="0.451cm" svg:y="5.05cm" chart:style-name="ch6">
              <text:p>Control 2</text:p>
            </chart:title>
            <chart:grid chart:style-name="ch5" chart:class="major"/>
          </chart:axis>
          <chart:series chart:style-name="ch7" chart:values-cell-range-address="Hoja1.C36:Hoja1.C45" chart:label-cell-address="Hoja1.C35:Hoja1.C35" chart:class="chart:scatter">
            <chart:domain table:cell-range-address="Hoja1.B36:Hoja1.B45"/>
            <chart:regression-curve chart:style-name="ch8">
              <chart:equation chart:display-r-square="true" svg:x="2.161cm" svg:y="1.304cm"/>
            </chart:regression-curve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ntrol 2</text:p>
                <draw:g>
                  <svg:desc>Hoja1.C35:Hoja1.C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3">
                <text:p>8.3</text:p>
                <draw:g>
                  <svg:desc>Hoja1.B36:Hoja1.B45</svg:desc>
                </draw:g>
              </table:table-cell>
              <table:table-cell office:value-type="float" office:value="6">
                <text:p>6</text:p>
                <draw:g>
                  <svg:desc>Hoja1.C36:Hoja1.C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7">
                <text:p>3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9">
                <text:p>7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7">
                <text:p>9.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9">
                <text:p>5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4">
                <text:p>7.4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